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I CONSA YOLAN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435008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MANI CONSA, YOLAN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35008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NDOZA GORDILLO, ELIZABETH YUREMI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3106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8</text:p>
          </table:table-cell>
          <table:table-cell table:style-name="Tableau1.D2" office:value-type="string">
            <text:p text:style-name="P12">106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06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04:1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